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9588" draw:fill="solid" draw:fill-color="#55a99a" draw:textarea-horizontal-align="justify" draw:textarea-vertical-align="top" draw:auto-grow-height="false" fo:min-height="2.29cm" fo:min-width="3.3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9588" draw:fill="solid" draw:fill-color="#55a99a" draw:textarea-horizontal-align="justify" draw:textarea-vertical-align="top" draw:auto-grow-height="false" fo:min-height="1.372cm" fo:min-width="3.31cm"/>
      <style:paragraph-properties style:writing-mode="lr-tb"/>
    </style:style>
    <style:style style:name="gr6" style:family="graphic" style:parent-style-name="standard">
      <style:graphic-properties draw:stroke="none" svg:stroke-color="#009588" draw:fill="solid" draw:fill-color="#55a99a" draw:textarea-horizontal-align="justify" draw:textarea-vertical-align="top" draw:auto-grow-height="false" fo:min-height="1.973cm" fo:min-width="3.3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stroke="none" svg:stroke-color="#009588" draw:fill="solid" draw:fill-color="#55a99a" draw:textarea-horizontal-align="justify" draw:textarea-vertical-align="top" draw:auto-grow-height="false" fo:min-height="1.02cm" fo:min-width="3.31cm"/>
      <style:paragraph-properties style:writing-mode="lr-tb"/>
    </style:style>
    <style:style style:name="gr9" style:family="graphic" style:parent-style-name="standard">
      <style:graphic-properties draw:stroke="none" svg:stroke-color="#009588" draw:fill="solid" draw:fill-color="#55a99a" draw:textarea-horizontal-align="justify" draw:textarea-vertical-align="top" draw:auto-grow-height="false" fo:min-height="1.337cm" fo:min-width="3.31cm"/>
      <style:paragraph-properties style:writing-mode="lr-tb"/>
    </style:style>
    <style:style style:name="gr10" style:family="graphic" style:parent-style-name="standard">
      <style:graphic-properties draw:stroke="none" svg:stroke-color="#009588" draw:fill="solid" draw:fill-color="#55a99a" draw:textarea-horizontal-align="justify" draw:textarea-vertical-align="top" draw:auto-grow-height="false" fo:min-height="1.69cm" fo:min-width="3.31cm"/>
      <style:paragraph-properties style:writing-mode="lr-tb"/>
    </style:style>
    <style:style style:name="gr11" style:family="graphic" style:parent-style-name="standard">
      <style:graphic-properties draw:stroke="none" svg:stroke-color="#009588" draw:fill="solid" draw:fill-color="#55a99a" draw:textarea-horizontal-align="justify" draw:textarea-vertical-align="top" draw:auto-grow-height="false" fo:min-height="1.673cm" fo:min-width="3.31cm"/>
      <style:paragraph-properties style:writing-mode="lr-tb"/>
    </style:style>
    <style:style style:name="gr12" style:family="graphic" style:parent-style-name="standard">
      <style:graphic-properties draw:stroke="none" svg:stroke-color="#009588" draw:fill="solid" draw:fill-color="#55a99a" draw:textarea-horizontal-align="justify" draw:textarea-vertical-align="top" draw:auto-grow-height="false" fo:min-height="1.655cm" fo:min-width="3.31cm"/>
      <style:paragraph-properties style:writing-mode="lr-tb"/>
    </style:style>
    <style:style style:name="P1" style:family="paragraph">
      <style:paragraph-properties fo:text-align="start"/>
      <style:text-properties fo:color="#ffffff" loext:opacity="100%"/>
    </style:style>
    <style:style style:name="P2" style:family="paragraph">
      <loext:graphic-properties draw:fill="solid" draw:fill-color="#55a99a"/>
      <style:paragraph-properties fo:text-align="start"/>
      <style:text-properties fo:color="#ffffff" loext:opacity="100%" loext:color-lum-mod="100%" loext:color-lum-off="0%"/>
    </style:style>
    <style:style style:name="P3" style:family="paragraph"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loext:opacity="100%"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T5" style:family="text">
      <style:text-properties fo:color="#ffffff" loext:opacity="100%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81cm" svg:height="2.54cm" svg:x="7.133cm" svg:y="1.635cm">
          <text:p text:style-name="P1"><text:span text:style-name="T1">Person</text:span></text:p>
          <text:p text:style-name="P1"><text:span text:style-name="T2"><text:s text:c="2"/></text:span><text:span text:style-name="T2">personUi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81cm" svg:height="2.54cm" svg:x="1.635cm" svg:y="1.635cm">
          <text:p text:style-name="P1"><text:span text:style-name="T1">PersonAuth2</text:span></text:p>
          <text:p text:style-name="P1"><text:span text:style-name="T2"><text:s text:c="2"/></text:span><text:span text:style-name="T2">personUid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7cm" svg:height="0.887cm" svg:x="5.762cm" svg:y="2.27cm">
          <draw:text-box>
            <text:p text:style-name="P3"><text:span text:style-name="T3">0..1</text:span></text:p>
          </draw:text-box>
        </draw:frame>
        <draw:custom-shape draw:style-name="gr1" draw:text-style-name="P2" xml:id="id3" draw:id="id3" draw:layer="layout" svg:width="3.81cm" svg:height="2.54cm" svg:x="1.635cm" svg:y="4.81cm">
          <text:p text:style-name="P1"><text:span text:style-name="T1">PersonParentJoin</text:span><text:span text:style-name="T2"> <text:s/>ppjParentPersonUid</text:span></text:p>
          <text:p text:style-name="P1"><text:span text:style-name="T2">ppjMinorPersonU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052cm" svg:height="0.569cm" svg:x="5.78cm" svg:y="5.592cm">
          <draw:text-box>
            <text:p text:style-name="P3"><text:span text:style-name="T3">1: ∞</text:span></text:p>
          </draw:text-box>
        </draw:frame>
        <draw:connector draw:style-name="gr4" draw:text-style-name="P5" draw:layer="layout" svg:x1="5.445cm" svg:y1="2.905cm" svg:x2="7.133cm" svg:y2="2.905cm" draw:start-shape="id1" draw:end-shape="id2" svg:d="M5445 2905h1688" svg:viewBox="0 0 1689 1">
          <text:p/>
        </draw:connector>
        <draw:connector draw:style-name="gr4" draw:text-style-name="P5" draw:layer="layout" draw:line-skew="0.426cm" svg:x1="7.133cm" svg:y1="2.905cm" svg:x2="5.445cm" svg:y2="6.08cm" draw:start-shape="id2" draw:start-glue-point="3" draw:end-shape="id3" svg:d="M7133 2905h-418v3175h-1270" svg:viewBox="0 0 1689 3176">
          <text:p/>
        </draw:connector>
        <draw:custom-shape draw:style-name="gr5" draw:text-style-name="P2" xml:id="id4" draw:id="id4" draw:layer="layout" svg:width="3.81cm" svg:height="1.622cm" svg:x="7.132cm" svg:y="5.41cm">
          <text:p text:style-name="P1"><text:span text:style-name="T4">PersonGroupMember</text:span></text:p>
          <text:p text:style-name="P1"><text:span text:style-name="T2"><text:s text:c="2"/>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9.038cm" svg:y1="4.175cm" svg:x2="9.037cm" svg:y2="5.41cm" draw:start-shape="id2" draw:start-glue-point="2" draw:end-shape="id4" draw:end-glue-point="0" svg:d="M9038 4175v618h-1v617" svg:viewBox="0 0 2 1236">
          <text:p/>
        </draw:connector>
        <draw:frame draw:style-name="gr3" draw:text-style-name="P4" draw:layer="layout" svg:width="1.052cm" svg:height="0.569cm" svg:x="8.937cm" svg:y="4.492cm">
          <draw:text-box>
            <text:p text:style-name="P3"><text:span text:style-name="T3">1: ∞</text:span></text:p>
          </draw:text-box>
        </draw:frame>
        <draw:custom-shape draw:style-name="gr5" draw:text-style-name="P2" xml:id="id5" draw:id="id5" draw:layer="layout" svg:width="3.81cm" svg:height="1.622cm" svg:x="7.128cm" svg:y="7.867cm">
          <text:p text:style-name="P1"><text:span text:style-name="T4">PersonGroup</text:span></text:p>
          <text:p text:style-name="P1"><text:span text:style-name="T2"><text:s text:c="2"/>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9.037cm" svg:y1="7.032cm" svg:x2="9.033cm" svg:y2="7.867cm" draw:start-shape="id4" draw:start-glue-point="2" draw:end-shape="id5" draw:end-glue-point="0" svg:d="M9037 7032v418h-4v417" svg:viewBox="0 0 5 836">
          <text:p/>
        </draw:connector>
        <draw:frame draw:style-name="gr3" draw:text-style-name="P4" draw:layer="layout" svg:width="1.052cm" svg:height="0.569cm" svg:x="8.937cm" svg:y="7.098cm">
          <draw:text-box>
            <text:p text:style-name="P3"><text:span text:style-name="T3">1: </text:span><text:span text:style-name="T3">∞</text:span></text:p>
          </draw:text-box>
        </draw:frame>
        <draw:custom-shape draw:style-name="gr6" draw:text-style-name="P2" xml:id="id6" draw:id="id6" draw:layer="layout" svg:width="3.81cm" svg:height="2.223cm" svg:x="7.132cm" svg:y="10.207cm">
          <text:p text:style-name="P1"><text:span text:style-name="T4">ScopedGrant</text:span></text:p>
          <text:p text:style-name="P1"><text:span text:style-name="T2"><text:s text:c="2"/></text:span><text:span text:style-name="T2">ToGroupUid</text:span></text:p>
          <text:p text:style-name="P1"><text:span text:style-name="T2"><text:s text:c="2"/></text:span><text:span text:style-name="T2">Permissions</text:span></text:p>
          <text:p text:style-name="P1"><text:span text:style-name="T2"><text:s text:c="2"/></text:span><text:span text:style-name="T2">TableId</text:span></text:p>
          <text:p text:style-name="P1"><text:span text:style-name="T2"><text:s text:c="2"/></text:span><text:span text:style-name="T2">EntityUid 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9.033cm" svg:y1="9.489cm" svg:x2="9.037cm" svg:y2="10.207cm" draw:start-shape="id5" draw:start-glue-point="2" draw:end-shape="id6" draw:end-glue-point="0" svg:d="M9033 9489v359h4v359" svg:viewBox="0 0 5 719">
          <text:p/>
        </draw:connector>
        <draw:frame draw:style-name="gr3" draw:text-style-name="P4" draw:layer="layout" svg:width="1.052cm" svg:height="0.569cm" svg:x="8.937cm" svg:y="9.572cm">
          <draw:text-box>
            <text:p text:style-name="P3"><text:span text:style-name="T3">1: ∞</text:span></text:p>
          </draw:text-box>
        </draw:frame>
        <draw:frame draw:style-name="gr7" draw:text-style-name="P6" draw:layer="layout" svg:width="8.89cm" svg:height="0.962cm" svg:x="1.635cm" svg:y="0.365cm">
          <draw:text-box>
            <text:p>Person</text:p>
          </draw:text-box>
        </draw:frame>
        <draw:custom-shape draw:style-name="gr1" draw:text-style-name="P2" xml:id="id8" draw:id="id8" draw:layer="layout" svg:width="3.81cm" svg:height="2.54cm" svg:x="13.5cm" svg:y="1.635cm">
          <text:p text:style-name="P1"><text:span text:style-name="T1">Clazz</text:span></text:p>
          <text:p text:style-name="P1"><text:span text:style-name="T2"><text:s text:c="2"/></text:span><text:span text:style-name="T2">name</text:span></text:p>
          <text:p text:style-name="P1"><text:span text:style-name="T2"><text:s text:c="2"/></text:span><text:span text:style-name="T2">ClazzUid</text:span></text:p>
          <text:p text:style-name="P1"><text:span text:style-name="T2"><text:s text:c="2"/></text:span><text:span text:style-name="T2">TerminologyUi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3.81cm" svg:height="1.622cm" svg:x="13.5cm" svg:y="5.41cm">
          <text:p text:style-name="P1"><text:span text:style-name="T4">ClazzEnrolment</text:span></text:p>
          <text:p text:style-name="P1"><text:span text:style-name="T2"><text:s text:c="2"/>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0.943cm" svg:y1="2.905cm" svg:x2="13.5cm" svg:y2="6.221cm" draw:start-shape="id2" draw:start-glue-point="1" draw:end-shape="id7" draw:end-glue-point="3" svg:d="M10943 2905h1279v3316h1278" svg:viewBox="0 0 2558 3317">
          <text:p/>
        </draw:connector>
        <draw:frame draw:style-name="gr3" draw:text-style-name="P4" draw:layer="layout" svg:width="1.052cm" svg:height="0.569cm" svg:x="11.378cm" svg:y="4.492cm">
          <draw:text-box>
            <text:p text:style-name="P3"><text:span text:style-name="T3">1: </text:span><text:span text:style-name="T3">∞</text:span></text:p>
          </draw:text-box>
        </draw:frame>
        <draw:connector draw:style-name="gr4" draw:text-style-name="P5" draw:layer="layout" svg:x1="15.405cm" svg:y1="4.175cm" svg:x2="15.405cm" svg:y2="5.41cm" draw:start-shape="id8" draw:start-glue-point="2" draw:end-shape="id7" draw:end-glue-point="0" svg:d="M15405 4175v1235" svg:viewBox="0 0 1 1236">
          <text:p/>
        </draw:connector>
        <draw:frame draw:style-name="gr3" draw:text-style-name="P4" draw:layer="layout" svg:width="1.052cm" svg:height="0.569cm" svg:x="15.305cm" svg:y="4.492cm">
          <draw:text-box>
            <text:p text:style-name="P3"><text:span text:style-name="T3">1: ∞</text:span></text:p>
          </draw:text-box>
        </draw:frame>
        <draw:frame draw:style-name="gr7" draw:text-style-name="P6" draw:layer="layout" svg:width="8.89cm" svg:height="0.962cm" svg:x="13.382cm" svg:y="0.365cm">
          <draw:text-box>
            <text:p>Courses</text:p>
          </draw:text-box>
        </draw:frame>
        <draw:custom-shape draw:style-name="gr8" draw:text-style-name="P2" xml:id="id9" draw:id="id9" draw:layer="layout" svg:width="3.81cm" svg:height="1.27cm" svg:x="1.635cm" svg:y="7.985cm">
          <text:p text:style-name="P1"><text:span text:style-name="T1">PersonPicture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0.426cm" svg:x1="7.133cm" svg:y1="2.905cm" svg:x2="5.445cm" svg:y2="8.62cm" draw:start-shape="id2" draw:start-glue-point="3" draw:end-shape="id9" svg:d="M7133 2905h-418v5715h-1270" svg:viewBox="0 0 1689 5716">
          <text:p/>
        </draw:connector>
        <draw:frame draw:style-name="gr3" draw:text-style-name="P4" draw:layer="layout" svg:width="1.052cm" svg:height="0.569cm" svg:x="5.662cm" svg:y="8.202cm">
          <draw:text-box>
            <text:p text:style-name="P3"><text:span text:style-name="T3">1: 1</text:span></text:p>
          </draw:text-box>
        </draw:frame>
        <draw:custom-shape draw:style-name="gr9" draw:text-style-name="P2" xml:id="id10" draw:id="id10" draw:layer="layout" svg:width="3.81cm" svg:height="1.587cm" svg:x="18.462cm" svg:y="2.113cm">
          <text:p text:style-name="P1"><text:span text:style-name="T1">ClazzLog</text:span></text:p>
          <text:p text:style-name="P1"><text:span text:style-name="T2"><text:s text:c="2"/></text:span><text:span text:style-name="T2">d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3.81cm" svg:height="2.54cm" svg:x="18.462cm" svg:y="4.44cm">
          <text:p text:style-name="P1"><text:span text:style-name="T5">ClazzLogAttendanceRecord</text:span></text:p>
          <text:p text:style-name="P1"><text:span text:style-name="T2"><text:s text:c="2"/></text:span><text:span text:style-name="T2">personUid</text:span><text:span text:style-name="T2"><text:line-break/></text:span><text:span text:style-name="T2"> <text:s/>clazzLogUid</text:span><text:span text:style-name="T2"><text:line-break/></text:span><text:span text:style-name="T2"> <text:s/>status (eg. present)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7.31cm" svg:y1="2.905cm" svg:x2="18.462cm" svg:y2="2.906cm" draw:start-shape="id8" draw:start-glue-point="1" draw:end-shape="id10" svg:d="M17310 2905h576v1h576" svg:viewBox="0 0 1153 2">
          <text:p/>
        </draw:connector>
        <draw:frame draw:style-name="gr3" draw:text-style-name="P4" draw:layer="layout" svg:width="1.052cm" svg:height="0.569cm" svg:x="17.41cm" svg:y="2.336cm">
          <draw:text-box>
            <text:p text:style-name="P3"><text:span text:style-name="T3">1: ∞</text:span></text:p>
          </draw:text-box>
        </draw:frame>
        <draw:connector draw:style-name="gr4" draw:text-style-name="P5" draw:layer="layout" svg:x1="20.367cm" svg:y1="3.7cm" svg:x2="20.367cm" svg:y2="4.44cm" draw:start-shape="id10" draw:start-glue-point="2" draw:end-shape="id11" draw:end-glue-point="0" svg:d="M20367 3700v740" svg:viewBox="0 0 1 741">
          <text:p/>
        </draw:connector>
        <draw:frame draw:style-name="gr3" draw:text-style-name="P4" draw:layer="layout" svg:width="1.052cm" svg:height="0.569cm" svg:x="20.268cm" svg:y="3.857cm">
          <draw:text-box>
            <text:p text:style-name="P3"><text:span text:style-name="T3">1: ∞</text:span></text:p>
          </draw:text-box>
        </draw:frame>
        <draw:custom-shape draw:style-name="gr5" draw:text-style-name="P2" xml:id="id12" draw:id="id12" draw:layer="layout" svg:width="3.81cm" svg:height="1.622cm" svg:x="13.504cm" svg:y="7.667cm">
          <text:p text:style-name="P1"><text:span text:style-name="T4">CourseBlock</text:span></text:p>
          <text:p text:style-name="P1"><text:span text:style-name="T2"><text:s text:c="2"/></text:span><text:span text:style-name="T2">cbUi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0.083cm" svg:x1="13.504cm" svg:y1="8.478cm" svg:x2="13.5cm" svg:y2="2.905cm" draw:start-shape="id12" draw:start-glue-point="3" draw:end-shape="id8" draw:end-glue-point="3" svg:d="M13504 8478h-421v-5573h417" svg:viewBox="0 0 422 5574">
          <text:p/>
        </draw:connector>
        <draw:frame draw:style-name="gr3" draw:text-style-name="P4" draw:layer="layout" svg:width="1.052cm" svg:height="0.569cm" svg:x="12.965cm" svg:y="4.492cm">
          <draw:text-box>
            <text:p text:style-name="P3"><text:span text:style-name="T3">1: ∞</text:span></text:p>
          </draw:text-box>
        </draw:frame>
        <draw:custom-shape draw:style-name="gr5" draw:text-style-name="P2" xml:id="id13" draw:id="id13" draw:layer="layout" svg:width="3.81cm" svg:height="1.622cm" svg:x="13.5cm" svg:y="9.855cm">
          <text:p text:style-name="P1"><text:span text:style-name="T4">ClazzAssignment</text:span></text:p>
          <text:p text:style-name="P1"><text:span text:style-name="T2"><text:s text:c="2"/></text:span><text:span text:style-name="T2">AssignmentUid</text:span></text:p>
          <text:p text:style-name="P1"><text:span text:style-name="T2"><text:s text:c="2"/></text:span><text:span text:style-name="T2">groupSet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5.409cm" svg:y1="9.289cm" svg:x2="15.405cm" svg:y2="9.855cm" draw:start-shape="id12" draw:start-glue-point="2" draw:end-shape="id13" draw:end-glue-point="0" svg:d="M15409 9289v283h-4v283" svg:viewBox="0 0 5 567">
          <text:p/>
        </draw:connector>
        <draw:frame draw:style-name="gr3" draw:text-style-name="P4" draw:layer="layout" svg:width="1.052cm" svg:height="0.569cm" svg:x="15.287cm" svg:y="9.255cm">
          <draw:text-box>
            <text:p text:style-name="P3"><text:span text:style-name="T3">0..1</text:span></text:p>
          </draw:text-box>
        </draw:frame>
        <draw:custom-shape draw:style-name="gr5" draw:text-style-name="P2" xml:id="id14" draw:id="id14" draw:layer="layout" svg:width="3.81cm" svg:height="1.622cm" svg:x="23.56cm" svg:y="2.035cm">
          <text:p text:style-name="P1"><text:span text:style-name="T4">CourseGroupSet</text:span></text:p>
          <text:p text:style-name="P1"><text:span text:style-name="T2"><text:s text:c="2"/></text:span><text:span text:style-name="T2">GroupSetUid</text:span><text:span text:style-name="T2"><text:line-break/></text:span><text:span text:style-name="T2"> <text:s/>Name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-2.925cm" svg:x1="17.31cm" svg:y1="2.905cm" svg:x2="25.465cm" svg:y2="2.035cm" draw:start-shape="id8" draw:start-glue-point="1" draw:end-shape="id14" draw:end-glue-point="0" svg:d="M17310 2905h200v-1370h7955v500" svg:viewBox="0 0 8156 1371">
          <text:p/>
        </draw:connector>
        <draw:frame draw:style-name="gr3" draw:text-style-name="P4" draw:layer="layout" svg:width="1.052cm" svg:height="0.569cm" svg:x="20.685cm" svg:y="1.066cm">
          <draw:text-box>
            <text:p text:style-name="P3"><text:span text:style-name="T3">1: ∞</text:span></text:p>
          </draw:text-box>
        </draw:frame>
        <draw:custom-shape draw:style-name="gr10" draw:text-style-name="P2" xml:id="id15" draw:id="id15" draw:layer="layout" svg:width="3.81cm" svg:height="1.94cm" svg:x="23.564cm" svg:y="4.44cm">
          <text:p text:style-name="P1"><text:span text:style-name="T4">CourseGroupSetMember</text:span></text:p>
          <text:p text:style-name="P1"><text:span text:style-name="T2"><text:s text:c="2"/></text:span><text:span text:style-name="T2">GroupSetUid</text:span></text:p>
          <text:p text:style-name="P1"><text:span text:style-name="T2"><text:s text:c="2"/></text:span><text:span text:style-name="T2">personUi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25.465cm" svg:y1="3.657cm" svg:x2="25.469cm" svg:y2="4.44cm" draw:start-shape="id14" draw:start-glue-point="2" draw:end-shape="id15" draw:end-glue-point="0" svg:d="M25465 3657v392h4v391" svg:viewBox="0 0 5 784">
          <text:p/>
        </draw:connector>
        <draw:frame draw:style-name="gr3" draw:text-style-name="P4" draw:layer="layout" svg:width="1.052cm" svg:height="0.569cm" svg:x="25.447cm" svg:y="3.857cm">
          <draw:text-box>
            <text:p text:style-name="P3"><text:span text:style-name="T3">1: ∞</text:span></text:p>
          </draw:text-box>
        </draw:frame>
        <draw:connector draw:style-name="gr4" draw:text-style-name="P5" draw:layer="layout" draw:line-skew="5.971cm" svg:x1="23.564cm" svg:y1="5.41cm" svg:x2="9.038cm" svg:y2="1.635cm" draw:start-shape="id15" draw:start-glue-point="3" draw:end-shape="id2" draw:end-glue-point="0" svg:d="M23564 5410h-339v-4275h-14187v500" svg:viewBox="0 0 14527 4276">
          <text:p/>
        </draw:connector>
        <draw:frame draw:style-name="gr3" draw:text-style-name="P4" draw:layer="layout" svg:width="1.052cm" svg:height="0.569cm" svg:x="22.708cm" svg:y="4.976cm">
          <draw:text-box>
            <text:p text:style-name="P3"><text:span text:style-name="T3">1: ∞</text:span></text:p>
          </draw:text-box>
        </draw:frame>
        <draw:custom-shape draw:style-name="gr5" draw:text-style-name="P2" xml:id="id16" draw:id="id16" draw:layer="layout" svg:width="3.81cm" svg:height="1.622cm" svg:x="18.462cm" svg:y="8.62cm">
          <text:p text:style-name="P1"><text:span text:style-name="T5">CourseAssignmentSubmission</text:span></text:p>
          <text:p text:style-name="P1"><text:span text:style-name="T2"><text:s text:c="2"/></text:span><text:span text:style-name="T2">AssignmentUid</text:span></text:p>
          <text:p text:style-name="P1"><text:span text:style-name="T2"><text:s text:c="2"/></text:span><text:span text:style-name="T2">submitterUi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7.31cm" svg:y1="10.666cm" svg:x2="18.462cm" svg:y2="9.431cm" draw:start-shape="id13" draw:start-glue-point="1" draw:end-shape="id16" draw:end-glue-point="3" svg:d="M17310 10666h576v-1235h576" svg:viewBox="0 0 1153 1236">
          <text:p/>
        </draw:connector>
        <draw:frame draw:style-name="gr3" draw:text-style-name="P4" draw:layer="layout" svg:width="1.052cm" svg:height="0.569cm" svg:x="17.41cm" svg:y="8.937cm">
          <draw:text-box>
            <text:p text:style-name="P3"><text:span text:style-name="T3">1: ∞</text:span></text:p>
          </draw:text-box>
        </draw:frame>
        <draw:custom-shape draw:style-name="gr5" draw:text-style-name="P2" xml:id="id17" draw:id="id17" draw:layer="layout" svg:width="3.81cm" svg:height="1.622cm" svg:x="13.5cm" svg:y="12.43cm">
          <text:p text:style-name="P1"><text:span text:style-name="T5">Co</text:span><text:span text:style-name="T5">urs</text:span><text:span text:style-name="T5">eAs</text:span><text:span text:style-name="T5">sig</text:span><text:span text:style-name="T5">nm</text:span><text:span text:style-name="T5">ent</text:span><text:span text:style-name="T5">Mar</text:span><text:span text:style-name="T5">k</text:span></text:p>
          <text:p text:style-name="P1"><text:span text:style-name="T2"><text:s text:c="2"/></text:span><text:span text:style-name="T2">As</text:span><text:span text:style-name="T2">sig</text:span><text:span text:style-name="T2">nm</text:span><text:span text:style-name="T2">ent</text:span><text:span text:style-name="T2">Uid</text:span></text:p>
          <text:p text:style-name="P1"><text:span text:style-name="T2"><text:s text:c="2"/></text:span><text:span text:style-name="T2">su</text:span><text:span text:style-name="T2">bm</text:span><text:span text:style-name="T2">itte</text:span><text:span text:style-name="T2">rUi</text:span><text:span text:style-name="T2">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5.405cm" svg:y1="11.477cm" svg:x2="15.405cm" svg:y2="12.43cm" draw:start-shape="id13" draw:start-glue-point="2" draw:end-shape="id17" draw:end-glue-point="0" svg:d="M15405 11477v953" svg:viewBox="0 0 1 954">
          <text:p/>
        </draw:connector>
        <draw:connector draw:style-name="gr4" draw:text-style-name="P5" draw:layer="layout" draw:line-skew="0.525cm" svg:x1="13.5cm" svg:y1="13.241cm" svg:x2="10.943cm" svg:y2="2.905cm" draw:start-shape="id17" draw:start-glue-point="3" draw:end-shape="id2" draw:end-glue-point="1" svg:d="M13500 13241h-753v-10336h-1804" svg:viewBox="0 0 2558 10337">
          <text:p/>
        </draw:connector>
        <draw:frame draw:style-name="gr3" draw:text-style-name="P4" draw:layer="layout" svg:width="1.052cm" svg:height="0.569cm" svg:x="12.63cm" svg:y="12.782cm">
          <draw:text-box>
            <text:p text:style-name="P3"><text:span text:style-name="T3">1: ∞</text:span></text:p>
          </draw:text-box>
        </draw:frame>
        <draw:frame draw:style-name="gr7" draw:text-style-name="P6" draw:layer="layout" svg:width="8.89cm" svg:height="0.962cm" svg:x="1.835cm" svg:y="14.09cm">
          <draw:text-box>
            <text:p>Content</text:p>
          </draw:text-box>
        </draw:frame>
        <draw:custom-shape draw:style-name="gr9" draw:text-style-name="P2" xml:id="id18" draw:id="id18" draw:layer="layout" svg:width="3.81cm" svg:height="1.587cm" svg:x="7.032cm" svg:y="15.54cm">
          <text:p text:style-name="P1"><text:span text:style-name="T1">ContentEntry</text:span></text:p>
          <text:p text:style-name="P1"><text:span text:style-name="T2"><text:s text:c="2"/></text:span><text:span text:style-name="T2">contentEntryUi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-0.061cm" svg:x1="13.504cm" svg:y1="8.478cm" svg:x2="10.842cm" svg:y2="16.333cm" draw:start-shape="id12" draw:start-glue-point="3" draw:end-shape="id18" draw:end-glue-point="1" svg:d="M13504 8478h-1392v7855h-1270" svg:viewBox="0 0 2663 7856">
          <text:p/>
        </draw:connector>
        <draw:frame draw:style-name="gr3" draw:text-style-name="P4" draw:layer="layout" svg:width="1.052cm" svg:height="0.569cm" svg:x="11.695cm" svg:y="7.951cm">
          <draw:text-box>
            <text:p text:style-name="P3"><text:span text:style-name="T3">0..1</text:span></text:p>
          </draw:text-box>
        </draw:frame>
        <draw:custom-shape draw:style-name="gr11" draw:text-style-name="P2" xml:id="id19" draw:id="id19" draw:layer="layout" svg:width="3.81cm" svg:height="1.923cm" svg:x="7.032cm" svg:y="18.062cm">
          <text:p text:style-name="P1"><text:span text:style-name="T1">ContentEntryParentChildJoin</text:span></text:p>
          <text:p text:style-name="P1"><text:span text:style-name="T2"><text:s text:c="2"/></text:span><text:span text:style-name="T2">ParentUid</text:span></text:p>
          <text:p text:style-name="P1"><text:span text:style-name="T2"><text:s text:c="2"/></text:span><text:span text:style-name="T2">childUi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8.937cm" svg:y1="17.127cm" svg:x2="8.937cm" svg:y2="18.062cm" draw:start-shape="id18" draw:start-glue-point="2" draw:end-shape="id19" draw:end-glue-point="0" svg:d="M8937 17127v935" svg:viewBox="0 0 1 936">
          <text:p/>
        </draw:connector>
        <draw:frame draw:style-name="gr3" draw:text-style-name="P4" draw:layer="layout" svg:width="1.052cm" svg:height="0.569cm" svg:x="8.838cm" svg:y="17.193cm">
          <draw:text-box>
            <text:p text:style-name="P3"><text:span text:style-name="T3">1: ∞</text:span></text:p>
          </draw:text-box>
        </draw:frame>
        <draw:custom-shape draw:style-name="gr9" draw:text-style-name="P2" xml:id="id20" draw:id="id20" draw:layer="layout" svg:width="3.81cm" svg:height="1.587cm" svg:x="1.987cm" svg:y="15.554cm">
          <text:p text:style-name="P1"><text:span text:style-name="T1">ContentEntryPicture</text:span></text:p>
          <text:p text:style-name="P1"><text:span text:style-name="T2"><text:s text:c="2"/></text:span><text:span text:style-name="T2">contentEntryUi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032cm" svg:y1="16.333cm" svg:x2="5.797cm" svg:y2="16.347cm" draw:start-shape="id18" draw:start-glue-point="3" draw:end-shape="id20" draw:end-glue-point="1" svg:d="M7032 16333h-617v14h-618" svg:viewBox="0 0 1236 15">
          <text:p/>
        </draw:connector>
        <draw:frame draw:style-name="gr3" draw:text-style-name="P4" draw:layer="layout" svg:width="1.052cm" svg:height="0.569cm" svg:x="5.762cm" svg:y="15.871cm">
          <draw:text-box>
            <text:p text:style-name="P3"><text:span text:style-name="T3">0..1</text:span></text:p>
          </draw:text-box>
        </draw:frame>
        <draw:connector draw:style-name="gr4" draw:text-style-name="P5" draw:layer="layout" draw:line-skew="2.472cm" svg:x1="17.31cm" svg:y1="10.666cm" svg:x2="23.56cm" svg:y2="2.846cm" draw:start-shape="id13" draw:start-glue-point="1" draw:end-shape="id14" draw:end-glue-point="3" svg:d="M17310 10666h5597v-7820h653" svg:viewBox="0 0 6251 7821">
          <text:p/>
        </draw:connector>
        <draw:frame draw:style-name="gr3" draw:text-style-name="P4" draw:layer="layout" svg:width="1.052cm" svg:height="0.569cm" svg:x="17.41cm" svg:y="10.742cm">
          <draw:text-box>
            <text:p text:style-name="P3"><text:span text:style-name="T3">0..1</text:span></text:p>
          </draw:text-box>
        </draw:frame>
        <draw:custom-shape draw:style-name="gr11" draw:text-style-name="P2" xml:id="id21" draw:id="id21" draw:layer="layout" svg:width="3.81cm" svg:height="1.923cm" svg:x="7.032cm" svg:y="20.785cm">
          <text:p text:style-name="P1"><text:span text:style-name="T1">Cont</text:span><text:span text:style-name="T1">aine</text:span><text:span text:style-name="T1">r</text:span></text:p>
          <text:p text:style-name="P1"><text:span text:style-name="T2"><text:s text:c="2"/></text:span><text:span text:style-name="T2">cont</text:span><text:span text:style-name="T2">ainer</text:span><text:span text:style-name="T2">Uid</text:span></text:p>
          <text:p text:style-name="P1"><text:span text:style-name="T2"><text:s text:c="2"/></text:span><text:span text:style-name="T2">cont</text:span><text:span text:style-name="T2">entE</text:span><text:span text:style-name="T2">ntry</text:span><text:span text:style-name="T2">Uid</text:span></text:p>
          <text:p text:style-name="P1"><text:span text:style-name="T2"><text:s text:c="2"/></text:span><text:span text:style-name="T2">mim</text:span><text:span text:style-name="T2">eTyp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22" draw:id="id22" draw:layer="layout" svg:width="3.81cm" svg:height="1.923cm" svg:x="7.032cm" svg:y="23.325cm">
          <text:p text:style-name="P1"><text:span text:style-name="T1">ContainerEntry</text:span></text:p>
          <text:p text:style-name="P1"><text:span text:style-name="T2"><text:s text:c="2"/></text:span><text:span text:style-name="T2">containerUid</text:span></text:p>
          <text:p text:style-name="P1"><text:span text:style-name="T2"><text:s text:c="2"/></text:span><text:span text:style-name="T2">pathInContainer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0.842cm" svg:y1="16.333cm" svg:x2="10.842cm" svg:y2="21.746cm" draw:start-shape="id18" draw:start-glue-point="1" draw:end-shape="id21" svg:d="M10842 16333h500v5413h-500" svg:viewBox="0 0 501 5414">
          <text:p/>
        </draw:connector>
        <draw:frame draw:style-name="gr3" draw:text-style-name="P4" draw:layer="layout" svg:width="1.052cm" svg:height="0.569cm" svg:x="11.078cm" svg:y="18.728cm">
          <draw:text-box>
            <text:p text:style-name="P3"><text:span text:style-name="T3">1: ∞</text:span></text:p>
          </draw:text-box>
        </draw:frame>
        <draw:custom-shape draw:style-name="gr11" draw:text-style-name="P2" xml:id="id23" draw:id="id23" draw:layer="layout" svg:width="3.81cm" svg:height="1.923cm" svg:x="7.032cm" svg:y="25.929cm">
          <text:p text:style-name="P1"><text:span text:style-name="T1">ContainerEntryFile</text:span></text:p>
          <text:p text:style-name="P1"><text:span text:style-name="T2"><text:s text:c="2"/></text:span><text:span text:style-name="T2">md5sum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8.937cm" svg:y1="22.708cm" svg:x2="8.937cm" svg:y2="23.325cm" draw:start-shape="id21" draw:start-glue-point="2" draw:end-shape="id22" draw:end-glue-point="0" svg:d="M8937 22708v617" svg:viewBox="0 0 1 618">
          <text:p/>
        </draw:connector>
        <draw:connector draw:style-name="gr4" draw:text-style-name="P5" draw:layer="layout" svg:x1="8.937cm" svg:y1="25.248cm" svg:x2="8.937cm" svg:y2="25.929cm" draw:start-shape="id22" draw:start-glue-point="2" draw:end-shape="id23" draw:end-glue-point="0" svg:d="M8937 25248v681" svg:viewBox="0 0 1 682">
          <text:p/>
        </draw:connector>
        <draw:frame draw:style-name="gr3" draw:text-style-name="P4" draw:layer="layout" svg:width="1.052cm" svg:height="0.569cm" svg:x="8.838cm" svg:y="22.79cm">
          <draw:text-box>
            <text:p text:style-name="P3"><text:span text:style-name="T3">1: ∞</text:span></text:p>
          </draw:text-box>
        </draw:frame>
        <draw:frame draw:style-name="gr3" draw:text-style-name="P4" draw:layer="layout" svg:width="1.052cm" svg:height="0.569cm" svg:x="8.838cm" svg:y="25.391cm">
          <draw:text-box>
            <text:p text:style-name="P3"><text:span text:style-name="T3">∞</text:span><text:span text:style-name="T3">: 1</text:span></text:p>
          </draw:text-box>
        </draw:frame>
        <draw:custom-shape draw:style-name="gr12" draw:text-style-name="P2" xml:id="id24" draw:id="id24" draw:layer="layout" svg:width="3.81cm" svg:height="1.905cm" svg:x="1.952cm" svg:y="18.145cm">
          <text:p text:style-name="P1"><text:span text:style-name="T1">ContentEntryRelatedEntryJoin</text:span></text:p>
          <text:p text:style-name="P1"><text:span text:style-name="T2"><text:s text:c="2"/></text:span><text:span text:style-name="T2">ContentEntryUid</text:span></text:p>
          <text:p text:style-name="P1"><text:span text:style-name="T2"><text:s text:c="2"/></text:span><text:span text:style-name="T2">RelatedEntryUi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032cm" svg:y1="16.333cm" svg:x2="5.762cm" svg:y2="19.097cm" draw:start-shape="id18" draw:start-glue-point="3" draw:end-shape="id24" draw:end-glue-point="1" svg:d="M7032 16333h-635v2764h-635" svg:viewBox="0 0 1271 2765">
          <text:p/>
        </draw:connector>
        <draw:frame draw:style-name="gr3" draw:text-style-name="P4" draw:layer="layout" svg:width="1.052cm" svg:height="0.569cm" svg:x="6.197cm" svg:y="17.258cm">
          <draw:text-box>
            <text:p text:style-name="P3"><text:span text:style-name="T3">∞</text:span><text:span text:style-name="T3">:1</text:span></text:p>
          </draw:text-box>
        </draw:frame>
        <draw:custom-shape draw:style-name="gr5" draw:text-style-name="P2" xml:id="id25" draw:id="id25" draw:layer="layout" svg:width="3.81cm" svg:height="1.622cm" svg:x="13.482cm" svg:y="14.752cm">
          <text:p text:style-name="P1"><text:span text:style-name="T4">CourseTerminology</text:span></text:p>
          <text:p text:style-name="P1"><text:span text:style-name="T2"><text:s/></text:span><text:span text:style-name="T2">TerminologyJson</text:span></text:p>
          <text:p text:style-name="P1"><text:span text:style-name="T2"><text:s/></text:span><text:span text:style-name="T2">Title <text:s/>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-0.235cm" svg:x1="13.5cm" svg:y1="2.905cm" svg:x2="13.482cm" svg:y2="15.563cm" draw:start-shape="id8" draw:start-glue-point="3" draw:end-shape="id25" draw:end-glue-point="3" svg:d="M13500 2905h-753v12658h735" svg:viewBox="0 0 754 12659">
          <text:p/>
        </draw:connector>
        <draw:frame draw:style-name="gr3" draw:text-style-name="P4" draw:layer="layout" svg:width="1.052cm" svg:height="0.569cm" svg:x="12.53cm" svg:y="15.083cm">
          <draw:text-box>
            <text:p text:style-name="P3"><text:span text:style-name="T3"><text:s/>∞</text:span><text:span text:style-name="T3">:1</text:span></text:p>
          </draw:text-box>
        </draw:frame>
        <draw:frame draw:style-name="gr7" draw:text-style-name="P6" draw:layer="layout" svg:width="8.89cm" svg:height="0.962cm" svg:x="13.382cm" svg:y="16.865cm">
          <draw:text-box>
            <text:p>Experience API</text:p>
          </draw:text-box>
        </draw:frame>
        <draw:custom-shape draw:style-name="gr1" draw:text-style-name="P2" xml:id="id26" draw:id="id26" draw:layer="layout" svg:width="3.81cm" svg:height="2.54cm" svg:x="13.382cm" svg:y="18.145cm">
          <text:p text:style-name="P1"><text:span text:style-name="T1">StatementEntity</text:span></text:p>
          <text:p text:style-name="P1"><text:span text:style-name="T2"><text:s text:c="2"/></text:span><text:span text:style-name="T2">StatementUid</text:span></text:p>
          <text:p text:style-name="P1"><text:span text:style-name="T2"><text:s text:c="3"/></text:span><text:span text:style-name="T2">Uuid</text:span></text:p>
          <text:p text:style-name="P1"><text:span text:style-name="T2"><text:s text:c="2"/></text:span><text:span text:style-name="T2">ClazzUid</text:span></text:p>
          <text:p text:style-name="P1"><text:span text:style-name="T2"><text:s text:c="2"/></text:span><text:span text:style-name="T2">ContentEntryUid</text:span></text:p>
          <text:p text:style-name="P1"><text:span text:style-name="T2"><text:s text:c="2"/></text:span><text:span text:style-name="T2">personUi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-0.051cm" svg:x1="13.382cm" svg:y1="19.415cm" svg:x2="10.943cm" svg:y2="2.905cm" draw:start-shape="id26" draw:start-glue-point="3" draw:end-shape="id2" draw:end-glue-point="1" svg:d="M13382 19415h-1270v-16510h-1169" svg:viewBox="0 0 2440 16511">
          <text:p/>
        </draw:connector>
        <draw:frame draw:style-name="gr3" draw:text-style-name="P4" draw:layer="layout" svg:width="1.052cm" svg:height="0.569cm" svg:x="12.312cm" svg:y="18.946cm">
          <draw:text-box>
            <text:p text:style-name="P3"><text:span text:style-name="T3">1: ∞</text:span></text:p>
          </draw:text-box>
        </draw:frame>
        <draw:custom-shape draw:style-name="gr9" draw:text-style-name="P2" xml:id="id27" draw:id="id27" draw:layer="layout" svg:width="3.81cm" svg:height="1.587cm" svg:x="18.101cm" svg:y="18.629cm">
          <text:p text:style-name="P1"><text:span text:style-name="T1">XobjectEntity</text:span></text:p>
          <text:p text:style-name="P1"><text:span text:style-name="T1"><text:s text:c="2"/>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7.192cm" svg:y1="19.415cm" svg:x2="18.101cm" svg:y2="19.422cm" draw:start-shape="id26" draw:start-glue-point="1" draw:end-shape="id27" draw:end-glue-point="3" svg:d="M17192 19415h455v7h454" svg:viewBox="0 0 910 8">
          <text:p/>
        </draw:connector>
        <draw:custom-shape draw:style-name="gr1" draw:text-style-name="P2" xml:id="id29" draw:id="id29" draw:layer="layout" svg:width="3.81cm" svg:height="2.54cm" svg:x="13.382cm" svg:y="18.145cm">
          <text:p text:style-name="P1"><text:span text:style-name="T1">StatementEntity</text:span></text:p>
          <text:p text:style-name="P1"><text:span text:style-name="T2"><text:s text:c="2"/></text:span><text:span text:style-name="T2">StatementUid</text:span></text:p>
          <text:p text:style-name="P1"><text:span text:style-name="T2"><text:s text:c="3"/></text:span><text:span text:style-name="T2">Uuid</text:span></text:p>
          <text:p text:style-name="P1"><text:span text:style-name="T2"><text:s text:c="2"/></text:span><text:span text:style-name="T2">ClazzUid</text:span></text:p>
          <text:p text:style-name="P1"><text:span text:style-name="T2"><text:s text:c="2"/></text:span><text:span text:style-name="T2">ContentEntryUid</text:span></text:p>
          <text:p text:style-name="P1"><text:span text:style-name="T2"><text:s text:c="2"/></text:span><text:span text:style-name="T2">personUid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28" draw:id="id28" draw:layer="layout" svg:width="3.81cm" svg:height="1.587cm" svg:x="18.145cm" svg:y="20.685cm">
          <text:p text:style-name="P1"><text:span text:style-name="T1">VerbEntity</text:span></text:p>
          <text:p text:style-name="P1"><text:span text:style-name="T1"><text:s text:c="2"/>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81cm" svg:height="1.587cm" svg:x="18.145cm" svg:y="22.807cm">
          <text:p text:style-name="P1"><text:span text:style-name="T1">StateEntity</text:span></text:p>
          <text:p text:style-name="P1"><text:span text:style-name="T1"><text:s text:c="2"/>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8.145cm" svg:y1="21.478cm" svg:x2="15.287cm" svg:y2="20.685cm" draw:start-shape="id28" draw:start-glue-point="3" draw:end-shape="id29" draw:end-glue-point="2" svg:d="M18145 21478h-2858v-793" svg:viewBox="0 0 2859 794">
          <text:p/>
        </draw:connector>
        <draw:frame draw:style-name="gr3" draw:text-style-name="P4" draw:layer="layout" svg:width="1.052cm" svg:height="0.569cm" svg:x="17.093cm" svg:y="18.846cm">
          <draw:text-box>
            <text:p text:style-name="P3"><text:span text:style-name="T3">∞</text:span><text:span text:style-name="T3">: 1 </text:span></text:p>
          </draw:text-box>
        </draw:frame>
        <draw:frame draw:style-name="gr3" draw:text-style-name="P4" draw:layer="layout" svg:width="1.052cm" svg:height="0.569cm" svg:x="16.557cm" svg:y="21.002cm">
          <draw:text-box>
            <text:p text:style-name="P3"><text:span text:style-name="T3">∞</text:span><text:span text:style-name="T3">: 1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A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Dawson</meta:initial-creator>
    <meta:creation-date>2023-05-08T00:34:18.065875795</meta:creation-date>
    <dc:date>2023-05-08T01:30:14.851726142</dc:date>
    <dc:creator>Michael Dawson</dc:creator>
    <meta:editing-duration>PT34M32S</meta:editing-duration>
    <meta:editing-cycles>6</meta:editing-cycles>
    <meta:generator>LibreOffice/7.4.6.2$Linux_X86_64 LibreOffice_project/40$Build-2</meta:generator>
    <meta:document-statistic meta:object-count="93"/>
  </office:meta>
</office:document-meta>
</file>